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1" svg:font-family="'Times New Roman'"/>
    <style:font-face style:name="Trebuchet MS" svg:font-family="'Trebuchet MS'"/>
    <style:font-face style:name="Miriam" svg:font-family="Miriam" style:font-pitch="variable"/>
    <style:font-face style:name="SimSun" svg:font-family="SimSun, 宋体" style:font-pitch="variable"/>
    <style:font-face style:name="Triforce" svg:font-family="Triforc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Author">
      <style:paragraph-properties fo:margin-top="0in" fo:margin-bottom="0in"/>
      <style:text-properties fo:letter-spacing="-0.0016in"/>
    </style:style>
    <style:style style:name="P2" style:family="paragraph" style:parent-style-name="Affiliations">
      <style:text-properties fo:letter-spacing="-0.0016in"/>
    </style:style>
    <style:style style:name="P3" style:family="paragraph" style:parent-style-name="E-Mail">
      <style:text-properties fo:letter-spacing="-0.0016in"/>
    </style:style>
    <style:style style:name="P4" style:family="paragraph" style:parent-style-name="E-Mail">
      <style:text-properties fo:background-color="transparent"/>
    </style:style>
    <style:style style:name="P5" style:family="paragraph" style:parent-style-name="E-Mail">
      <style:paragraph-properties fo:break-before="column"/>
    </style:style>
    <style:style style:name="P6" style:family="paragraph" style:parent-style-name="Paper-Title">
      <style:text-properties fo:font-size="16pt" style:font-size-asian="16pt"/>
    </style:style>
    <style:style style:name="P7" style:family="paragraph" style:parent-style-name="Text_20_body">
      <style:paragraph-properties fo:margin-top="0in" fo:margin-bottom="0.1965in"/>
    </style:style>
    <style:style style:name="P8" style:family="paragraph" style:parent-style-name="Text_20_body">
      <style:paragraph-properties fo:margin-top="0in" fo:margin-bottom="0.1965in"/>
      <style:text-properties fo:font-weight="normal"/>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1" fo:font-size="10.1000003814697pt" fo:font-style="normal" style:text-underline-style="none" fo:font-weight="normal" style:text-blinking="false" fo:background-color="transparent"/>
    </style:style>
    <style:style style:name="P10"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1" fo:font-size="10.1000003814697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style:writing-mode="lr-tb"/>
    </style:style>
    <style:style style:name="P12" style:family="paragraph" style:parent-style-name="Text_20_body">
      <style:paragraph-properties fo:margin-top="0in" fo:margin-bottom="0in" fo:line-height="114%" fo:text-align="center" style:justify-single-word="false" style:writing-mode="lr-tb"/>
    </style:style>
    <style:style style:name="P13" style:family="paragraph" style:parent-style-name="Text_20_body">
      <style:paragraph-properties fo:margin-top="0in" fo:margin-bottom="0in" fo:line-height="114%" style:writing-mode="lr-tb"/>
      <style:text-properties fo:font-weight="normal"/>
    </style:style>
    <style:style style:name="P14" style:family="paragraph" style:parent-style-name="Text_20_body">
      <style:paragraph-properties fo:margin-top="0in" fo:margin-bottom="0in" fo:line-height="114%" fo:text-align="center" style:justify-single-word="false" style:writing-mode="lr-tb"/>
      <style:text-properties fo:font-weight="normal"/>
    </style:style>
    <style:style style:name="P15" style:family="paragraph" style:parent-style-name="Heading_20_2">
      <style:paragraph-properties fo:margin-top="0.25in" fo:margin-bottom="0.0555in" fo:line-height="114%" style:writing-mode="lr-tb"/>
      <style:text-properties fo:font-variant="normal" fo:text-transform="none" fo:color="#000000" style:text-line-through-style="none" style:font-name="Times New Roman1" fo:font-size="10.1000003814697pt" fo:font-style="normal" style:text-underline-style="none" fo:font-weight="bold" style:text-blinking="false" fo:background-color="transparent"/>
    </style:style>
    <style:style style:name="P16" style:family="paragraph" style:parent-style-name="Heading_20_3">
      <style:paragraph-properties fo:margin-top="0in" fo:margin-bottom="0in"/>
    </style:style>
    <style:style style:name="P17" style:family="paragraph" style:parent-style-name="Heading_20_1">
      <style:paragraph-properties fo:margin-top="0.3335in" fo:margin-bottom="0.0835in" fo:line-height="114%" style:writing-mode="lr-tb"/>
      <style:text-properties fo:font-variant="normal" fo:text-transform="none" fo:color="#000000" style:text-line-through-style="none" style:font-name="Times New Roman1" fo:font-size="10.1000003814697pt" fo:font-style="normal" style:text-underline-style="none" fo:font-weight="bold" style:text-blinking="false" fo:background-color="transparent"/>
    </style:style>
    <style:style style:name="P18" style:family="paragraph" style:parent-style-name="Paper-Title" style:master-page-name="Standard">
      <style:paragraph-properties style:page-number="auto"/>
    </style:style>
    <style:style style:name="T1" style:family="text">
      <style:text-properties fo:background-color="#ffff00"/>
    </style:style>
    <style:style style:name="T2" style:family="text">
      <style:text-properties fo:font-variant="normal" fo:text-transform="none" fo:color="#000000" style:text-line-through-style="none" style:font-name="Times New Roman1" fo:font-size="10.1000003814697pt" fo:font-style="normal" style:text-underline-style="none" style:text-blinking="false" fo:background-color="transparent"/>
    </style:style>
    <style:style style:name="T3" style:family="text">
      <style:text-properties fo:font-variant="normal" fo:text-transform="none" fo:color="#000000" style:text-line-through-style="none" style:font-name="Times New Roman1" fo:font-size="10.1000003814697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Times New Roman1" fo:font-size="10.1000003814697pt" fo:font-style="normal" style:text-underline-style="none" fo:font-weight="bold" style:text-blinking="false" fo:background-color="#ffff00"/>
    </style:style>
    <style:style style:name="T5" style:family="text">
      <style:text-properties fo:font-variant="normal" fo:text-transform="none" fo:color="#000000" style:text-line-through-style="none" style:font-name="Times New Roman1" fo:font-size="10.1000003814697pt" fo:font-style="normal"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666666" style:text-line-through-style="none" style:font-name="Trebuchet MS" fo:font-size="10.1000003814697pt" fo:font-style="normal" style:text-underline-style="none" fo:font-weight="bold" style:text-blinking="false" fo:background-color="transparent"/>
    </style:style>
    <style:style style:name="T8" style:family="text">
      <style:text-properties fo:font-variant="normal" fo:text-transform="none" fo:color="#666666" style:text-line-through-style="none" style:font-name="Times New Roman1" fo:font-size="10.1000003814697pt" fo:font-style="normal" style:text-underline-style="none" fo:font-weight="bold" style:text-blinking="false" fo:background-color="transparent"/>
    </style:style>
    <style:style style:name="T9" style:family="text">
      <style:text-properties fo:font-variant="normal" fo:text-transform="none" fo:color="#666666" style:text-line-through-style="none" style:text-underline-style="none" style:text-blinking="false" fo:background-color="transparent"/>
    </style:style>
    <style:style style:name="T10" style:family="text">
      <style:text-properties fo:font-variant="normal" fo:text-transform="none" style:text-line-through-style="none" style:font-name="Trebuchet MS" fo:font-size="10.1000003814697pt" fo:font-style="normal" style:text-underline-style="none" fo:font-weight="bold" style:text-blinking="false"/>
    </style:style>
    <style:style style:name="T11" style:family="text">
      <style:text-properties fo:font-variant="normal" fo:text-transform="none" style:text-line-through-style="none" style:font-name="Trebuchet MS" fo:font-size="10.1000003814697pt" fo:font-style="normal" style:text-underline-style="none" fo:font-weight="bold" style:text-blinking="false" fo:background-color="transparent"/>
    </style:style>
    <style:style style:name="T12" style:family="text">
      <style:text-properties fo:font-variant="normal" fo:text-transform="none" style:text-line-through-style="none" style:font-name="Times New Roman1" fo:font-size="10.1000003814697pt" fo:font-style="normal" style:text-underline-style="none" fo:font-weight="bold" style:text-blinking="false"/>
    </style:style>
    <style:style style:name="T13" style:family="text">
      <style:text-properties fo:font-variant="normal" fo:text-transform="none" style:text-line-through-style="none" style:font-name="Times New Roman1" fo:font-size="10.1000003814697pt" fo:font-style="normal" style:text-underline-style="none" fo:font-weight="bold" style:text-blinking="false" fo:background-color="transparent"/>
    </style:style>
    <style:style style:name="T14" style:family="text">
      <style:text-properties fo:font-variant="normal" fo:text-transform="none" style:text-line-through-style="none" style:text-underline-style="none" style:text-blinking="false"/>
    </style:style>
    <style:style style:name="T15" style:family="text">
      <style:text-properties fo:font-variant="normal" fo:text-transform="none" style:text-line-through-style="none" style:text-underline-style="none" style:text-blinking="false" fo:background-color="transparent"/>
    </style:style>
    <style:style style:name="T16" style:family="text">
      <style:text-properties fo:font-variant="normal" fo:text-transform="none" style:text-line-through-style="none" style:font-name="Times New Roman" fo:font-size="10.1000003814697pt" fo:font-style="normal" style:text-underline-style="none" fo:font-weight="bold" style:text-blinking="false"/>
    </style:style>
    <style:style style:name="T17" style:family="text">
      <style:text-properties fo:font-variant="normal" fo:text-transform="none" style:use-window-font-color="true" style:text-line-through-style="none" style:font-name="Times New Roman" fo:font-size="10.1000003814697pt" fo:font-style="normal" style:text-underline-style="none" fo:font-weight="bold" style:text-blinking="false" fo:background-color="transparent"/>
    </style:style>
    <style:style style:name="T18" style:family="text">
      <style:text-properties fo:font-variant="normal" fo:text-transform="none" style:use-window-font-color="true" style:text-line-through-style="none" style:font-name="Trebuchet MS" fo:font-size="10.1000003814697pt" fo:font-style="normal" style:text-underline-style="none" fo:font-weight="bold" style:text-blinking="false" fo:background-color="transparent"/>
    </style:style>
    <style:style style:name="T19" style:family="text">
      <style:text-properties fo:font-variant="normal" fo:text-transform="none" style:use-window-font-color="true" style:text-line-through-style="none" style:font-name="Times New Roman1" fo:font-size="10.1000003814697pt" fo:font-style="normal" style:text-underline-style="none" fo:font-weight="bold" style:text-blinking="false" fo:background-color="transparent"/>
    </style:style>
    <style:style style:name="T20" style:family="text">
      <style:text-properties fo:font-variant="normal" fo:text-transform="none" style:use-window-font-color="true" style:text-line-through-style="none" style:text-underline-style="none" fo:font-weight="normal" style:text-blinking="false" fo:background-color="transparent"/>
    </style:style>
    <style:style style:name="T21" style:family="text">
      <style:text-properties fo:font-weight="bold" style:font-weight-asian="bold" style:font-weight-complex="bold"/>
    </style:style>
    <style:style style:name="T22" style:family="text">
      <style:text-properties fo:background-color="transparent"/>
    </style:style>
    <style:style style:name="T23" style:family="text">
      <style:text-properties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 More Accessible Braille</text:p>
      <text:section text:style-name="Sect1" text:name="Section1">
        <text:p text:style-name="P1">Piper Chester</text:p>
        <text:p text:style-name="P2">SE Undergraduate at RIT<text:line-break/>POB 554<text:line-break/>Purchase, NY 10577<text:line-break/>(607) 661-2259</text:p>
        <text:p text:style-name="E-Mail">piperchester@gmail.com</text:p>
        <text:p text:style-name="P5">Michael Timbrook</text:p>
        <text:p text:style-name="P2">SE Undergraduate at RIT<text:line-break/>6000 Reynolds Dr #1954<text:span text:style-name="T1"><text:line-break/></text:span><text:span text:style-name="T22">Rochester, NY 14623<text:line-break/>(607) 381-0413</text:span></text:p>
        <text:p text:style-name="P4">mpt2360@rit.edu</text:p>
        <text:p text:style-name="P5">3rd Author</text:p>
        <text:p text:style-name="P2">3rd author's affiliation<text:line-break/>1st line of address<text:line-break/>2nd line of address<text:line-break/>Telephone number, incl. country code</text:p>
        <text:p text:style-name="P3">3rd E-mail</text:p>
        <text:p text:style-name="E-Mail"/>
      </text:section>
      <text:section text:style-name="Sect2" text:name="Section2">
        <text:list xml:id="list6332806134620238472" text:style-name="Outline">
          <text:list-item>
            <text:list>
              <text:list-item>
                <text:list>
                  <text:list-header>
                    <text:h text:style-name="P16" text:outline-level="3" text:is-list-header="true"><text:span text:style-name="T17">Abstract</text:span><text:span text:style-name="T18"> - </text:span><text:span text:style-name="T19">This paper discusses and analyzes the development process behind the Access Braille project, an iPad application that creates a more accessible experience for people learning braille. </text:span><text:span text:style-name="T20">   </text:span></text:h>
                  </text:list-header>
                </text:list>
              </text:list-item>
            </text:list>
          </text:list-item>
          <text:list-item>
            <text:h text:style-name="P17" text:outline-level="1">INTRODUCTION</text:h>
          </text:list-item>
        </text:list>
        <text:p text:style-name="P9">Access Braille is an accessibility application for iPad that provides different modes to interactively practice braille. The project is designed around educational word-based games for children in K-12 who have not mastered the Grade 1 and/or Grade 2 braille system. The project originated as a tool for students with limited to no vision to practice the braille language. Many braille typing machines today are large and cumbersome, limiting the practicality of their everyday use. Not to mention they come with a pretty steep price point.  By creating an iPad application the developers are removing this obstacle. Unlike the iPhone, the iPad's large screen estate serves as an ideal deployment device, thus facilitating typing. Also, the majority of blind users already use iOS devices. Although Apple has a plethora of accessibility options, ironically Apple’s current accessibility options do not include a braille typing interface that doesn’t use an external device. The developers hope to deploy the first product that successfully facilitates braille typing while creating a more fun experience as well. </text:p>
        <text:list xml:id="list1432298734" text:continue-numbering="true" text:style-name="Outline">
          <text:list-item>
            <text:h text:style-name="P17" text:outline-level="1">DEVELOPMENT</text:h>
          </text:list-item>
        </text:list>
        <text:p text:style-name="P9">Access Braille development originated in late November, 2012. Michael served as the only developer until Piper was brought onto the team in March, 2013. From March until the completion of the project, the team averaged 20 man hours a week. Each developer pushed code to a remote repository, RITAccess/accessbraille, hosted on GitHub. The team used GitHub to track bugs, feature ideas, and maintenance work. They also discussed ideas and documented the API of the project within a wiki hosted on GitHub. Throughout the entire development process these resources were completely open and available to see.</text:p>
        <text:p text:style-name="P7"/>
        <text:list xml:id="list1636237110" text:continue-numbering="true" text:style-name="Outline">
          <text:list-item>
            <text:list>
              <text:list-item>
                <text:h text:style-name="P15" text:outline-level="2">Technology Stack</text:h>
              </text:list-item>
            </text:list>
          </text:list-item>
        </text:list>
        <text:p text:style-name="P9">The team's software stack is relatively short. Understanding the importance of version control, the team maintained their codebase with Git. The developers built the entire application in Objective-C and Cocoa Touch using Apple’s IDE, Xcode. The only external framework the team is using is Politepix’s Open Ears framework to produce speech from text. This allows any version of iOS running the application to play the speech, in iOS 7 the application switches to using Apple’s TTS.</text:p>
        <text:p text:style-name="P7"/>
        <text:list xml:id="list1844621930" text:continue-numbering="true" text:style-name="Outline">
          <text:list-item>
            <text:list>
              <text:list-item>
                <text:h text:style-name="P15" text:outline-level="2">Open Source</text:h>
              </text:list-item>
            </text:list>
          </text:list-item>
        </text:list>
        <text:p text:style-name="P9">Throughout the entire course of the project, the team has maintained an open codebase on the web-based hosting service, GitHub. The team hopes that developers take interest in the project and contribute to its growth. The developers will continue to host Access Braille on GitHub after its release on the iOS App Store.</text:p>
        <text:p text:style-name="P7"/>
        <text:list xml:id="list1622463413" text:continue-numbering="true" text:style-name="Outline">
          <text:list-item>
            <text:h text:style-name="P17" text:outline-level="1">USABILITY</text:h>
          </text:list-item>
        </text:list>
        <text:p text:style-name="P9">The developers tested Access Braille’s usability on volunteers of full, limited, and no vision including a presentation at the Effective Access Technology Conference in Rochester, NY. Each evaluation provided invaluable feedback. The developers welcomed this critique and incorporated it into the application. </text:p>
        <text:p text:style-name="P7"/>
        <text:p text:style-name="P9">For example, the original keyboard design used a six circle dot pattern. The user had to press  the screen with three fingers on each hand to initialize the keyboard. The circumferences of the contact points equaled the circumferences of the fingers of the user. If the user did not <text:soft-page-break/>press at the right angle, the contact points would not appear. If the user did not press six fingers, but pressed fewer or more than six, the contact points would not appear. In order for the user to type letters, he/she must press.</text:p>
        <text:p text:style-name="P8"><text:line-break/><draw:frame draw:style-name="fr1" draw:name="graphics1" text:anchor-type="as-char" svg:width="3.0898in" svg:height="2.3201in" draw:z-index="0"><draw:image xlink:href="https://lh3.googleusercontent.com/OBFNLEC4ZAR2BWnF-l4rbCq6GQNh16mwPXZ0uLWHjG8E-oKY7A1Ik0GSEagC0Z26R4IrlhufjC4Sq8cwfopadCAORXBDGb4ACbCFm4f-1V4vIZDH9JMR5EZSJA" xlink:type="simple" xlink:show="embed" xlink:actuate="onLoad"/></draw:frame></text:p>
        <text:p text:style-name="P10">Figure 1. The original keyboard design.</text:p>
        <text:p text:style-name="P7"/>
        <text:p text:style-name="P9">After user testing, the team determined that this was not the ideal design of the keyboard. Pressing six fingers simultaneously at the ideal angle proved to be difficult to the users.</text:p>
        <text:p text:style-name="P7"/>
        <text:list xml:id="list1433004728" text:continue-numbering="true" text:style-name="Outline">
          <text:list-item>
            <text:list>
              <text:list-item>
                <text:h text:style-name="P15" text:outline-level="2">Users</text:h>
              </text:list-item>
            </text:list>
          </text:list-item>
        </text:list>
        <text:p text:style-name="P9">The team developed the application to help K-12 students practice their braille. When children with vision challenges are growing up and learning braille for the first time, usually a tutor or instructor teaches the language to them. This application is intended to supplement the braille learning of these young students. The team developed the application with the young user base in mind. This includes simple instructions, ease of use, and colorful icons.</text:p>
        <text:p text:style-name="P7"/>
        <text:list xml:id="list615295786" text:continue-numbering="true" text:style-name="Outline">
          <text:list-item>
            <text:h text:style-name="P17" text:outline-level="1">FUNCTIONALITY</text:h>
          </text:list-item>
        </text:list>
        <text:p text:style-name="P9">Access Braille can be used as standalone free typing mode, a flash card game to practice typing words, or as a text adventure. When users initially launch the app, they’re presented with a side column of these different modes, as well as a Settings and About menu.</text:p>
        <text:p text:style-name="P8"><text:line-break/><draw:frame draw:style-name="fr1" draw:name="graphics2" text:anchor-type="as-char" svg:width="3.1929in" svg:height="2.3945in" draw:z-index="1"><draw:image xlink:href="https://lh4.googleusercontent.com/vNOouahUAUkak71mzCofMmXJ54DSVoA_EATflePDnAI-XXloEz8tSRH59vW15_-RfQOBkvIyxbicCl6hTIRlz8tyKk8HzitV5uMkWW8lvpo2Bb4v-bqYSP-s" xlink:type="simple" xlink:show="embed" xlink:actuate="onLoad"/></draw:frame></text:p>
        <text:p text:style-name="P10">Figure 2. Screenshot of the menu navigation system.</text:p>
        <text:p text:style-name="P7"/>
        <text:list xml:id="list1433021535" text:continue-numbering="true" text:style-name="Outline">
          <text:list-item>
            <text:list>
              <text:list-item>
                <text:h text:style-name="P15" text:outline-level="2">Menu System</text:h>
              </text:list-item>
            </text:list>
          </text:list-item>
        </text:list>
        <text:p text:style-name="P9">The user is able to pan through these menus by dragging one finger up or down the screen. As the user drags down, the menus scroll up, and vice versa. As the menu passes through a defined coordinate of the application, the application speaks the mode name and a small window that provides a description of the app is presented to the right. When the icon is in this position the user is able to swipe to the right of the screen to enter this mode. </text:p>
        <text:p text:style-name="P7"/>
        <text:p text:style-name="P9">There is a large red menu tag in the upper left hand corner of the screen that is labeled ‘menu.’ The user is also able to simply tap on this tag to display the menu selection area. </text:p>
        <text:p text:style-name="P7"/>
        <text:list xml:id="list897771035" text:continue-numbering="true" text:style-name="Outline">
          <text:list-item>
            <text:list>
              <text:list-item>
                <text:h text:style-name="P15" text:outline-level="2">Keyboard</text:h>
              </text:list-item>
            </text:list>
          </text:list-item>
        </text:list>
        <text:p text:style-name="P9">The Free Type mode provides a space for the user to freely type letters with the braille Keyboard. To initialize the typing keyboard, the user must swipe 6 fingers (ideally three on each hand) upwards on the screen. This will present the 6 columns to type with. The columns are numbered the same as standard braille keyboards: starting from the left side of the screen the columns are numbered,  3-2-1 and 4-5-6. Throughout this paper, these columns will be known as</text:p>
        <text:p text:style-name="P12"><text:soft-page-break/><draw:frame draw:style-name="fr1" draw:name="graphics3" text:anchor-type="as-char" svg:width="3.2173in" svg:height="2.411in" draw:z-index="4"><draw:image xlink:href="https://lh3.googleusercontent.com/iYMxsjQJj00vMQA6wMLaVTWNiQfSCT0tOFpb-jwhKUXzE5hHeZHBderh9IBjMonhlzeAZ6mR0r7DkHIoij0epaglFx_OdkxYiAIbLDHPKCIhVVy4fdOZZVoaMA" xlink:type="simple" xlink:show="embed" xlink:actuate="onLoad"/></draw:frame></text:p>
        <text:p text:style-name="P12"><text:span text:style-name="T3">Figure 3. Screenshot of the user in Free-Type mode using the keyboard.</text:span></text:p>
        <text:p text:style-name="P7"/>
        <text:p text:style-name="P9">known as 3-C, 2-C, 1-C, etc. The team designed the keyboard to closely resemble previous braille typing machines. The typing system corresponds to the six dot system of braille. The developers intended 1-C to be the location where users would place the index finger of their left hand, 2-C would be for the middle finger, and 3-C the ring finger. 4-C is where users would put their right index finger, 5-C their middle, and 6-C their ring.</text:p>
        <text:p text:style-name="P7"/>
        <text:p text:style-name="P9">By typing in the same order as the letters of Grade 1 braille the user is able to type letters. E.g., by pressing 1-C, the user will type an ‘a’. The letter ‘a’ will be printed in a rectangular view under the typing columns.</text:p>
        <text:p text:style-name="P7"/>
        <text:p text:style-name="P9">Pressing in the space to the left of 3-C will act as a shift key. Pressing it again will serve as a caps lock key. Once more will return the user to lowercase mode. If the user types to the right of 6-C, he/she will insert a backspace. If the user types below the six columns, then he/she will insert a space. Every time a space is pressed, the current letter or word since the last space will be spoken to the user. For example, if the typed word was C-A-T, and then the user pressed space, the word, ‘cat’, would be spoken. Each time the user presses in the area of the backspace or shift key,  a sound plays denoting the action of the key.</text:p>
        <text:p text:style-name="P7"/>
        <text:p text:style-name="P9">The keyboard adjusts to the user’s typing by moving up and down depending on where the user presses the touch columns.</text:p>
        <text:p text:style-name="P11"><text:span text:style-name="T5"/></text:p>
        <text:p text:style-name="P11"><text:span text:style-name="T5">This mode supports the user to type in either Grade 1 or Grade 2 braille.</text:span></text:p>
        <text:list xml:id="list1433038442" text:continue-numbering="true" text:style-name="Outline">
          <text:list-item>
            <text:list>
              <text:list-item>
                <text:h text:style-name="P15" text:outline-level="2">Text Adventure</text:h>
              </text:list-item>
            </text:list>
          </text:list-item>
        </text:list>
        <text:p text:style-name="P11"><text:span text:style-name="T5"/></text:p>
        <text:p text:style-name="P11"><text:span text:style-name="T5">Developing a rich and interactive experience without the use of visual aids challenged the developers. Without beautiful graphical elements or even minimal ones, the story and pure game needed to be much more compelling. </text:span></text:p>
        <text:p text:style-name="P8"><text:line-break/><draw:frame draw:style-name="fr1" draw:name="graphics4" text:anchor-type="as-char" svg:width="3.2354in" svg:height="2.3528in" draw:z-index="2"><draw:image xlink:href="https://lh6.googleusercontent.com/u_cMiH_CwyVnEsG2kT2v65-fAhrOldCWBAUBnkRCNMHFoYaRYzzcQJokqpFgKLhQbIwDf6ZMwAiew0c94tmuSI1ieV3UL9nviDlIe8gluM4ThT5Dwk8C_sydFQ" xlink:type="simple" xlink:show="embed" xlink:actuate="onLoad"/></draw:frame></text:p>
        <text:p text:style-name="P14"><text:span text:style-name="T3">Figure 4. A screenshot from Timetrip, the text adventure game included in Access Braille.</text:span><text:span text:style-name="T2">. </text:span></text:p>
        <text:p text:style-name="P7"/>
        <text:p text:style-name="P9">The developers decided a text adventure would create a rich experience without the crutch of graphical elements. The team created Timetrip, an original world, story, and set of puzzles for a user to experience.</text:p>
        <text:p text:style-name="P7"/>
        <text:p text:style-name="P9">Within Timetrip, the anonymous protagonist is a time-traveling hero whose time machine has crashed in a foreign land. The user plays as the time traveler, and has to solve puzzles and explore the world to find a way back home. </text:p>
        <text:p text:style-name="P7"/>
        <text:p text:style-name="P9">In each “room” of the game, the player is presented a blurb on the current location of the player. Using the braille keyboard, the user can type commands: look, use, pick, pack, move, and back. Each typed letter appears in a small view on the lower left hand side of the screen. Just like in Free-Type mode, each letter that is typed will be spoken back to the user to serve as audio feedback. Each command sends a speak instruction, and updates the main body of the info text.</text:p>
        <text:p text:style-name="P7"/>
        <text:p text:style-name="P9"><text:soft-page-break/>Look will speak the current location of the user, a critical element in determining the surroundings. Back will send the user back to the previous room. Move will move the protagonist forward to the next room. Pick will insert an object from the room into the backpack of the protagonist. Pack will speak the contents of the protagonist’s backpack. Use will use an object in the pack.</text:p>
        <text:p text:style-name="P7"/>
        <text:p text:style-name="P9">The primary goal of the protagonist is to collect the necessary items to progress throughout the world. Once the user has picked up a certain item, he/she can use it to progress to the next level.</text:p>
        <text:p text:style-name="P9"/>
        <text:list xml:id="list14330384421" text:continue-numbering="true" text:style-name="Outline">
          <text:list-item>
            <text:list>
              <text:list-item>
                <text:h text:style-name="Heading_20_2" text:outline-level="2"><text:span text:style-name="T21">Flash Card</text:span><text:span text:style-name="T23"><text:line-break/><text:line-break/></text:span><text:span text:style-name="T5">This mode simulates real world spelling flash cards. The mode prompts the user with a word. The user then types the correct word using the braille keyboard in order to proceed to the next word. Each correct letter typed is displayed in green. Each incorrect letter is displayed in red. Once the user has finished typing the word, the user can press the space key to check the typed word against the proposed word. If the word is correct, a sound denoting a correct word plays, the score indicator increases and a new word is presented. If the word is incorrect, a sound denoting an incorrect word plays and the typed word will remain the same. Users have to correct their typed words before they can proceed to the next word. </text:span></text:h>
              </text:list-item>
            </text:list>
          </text:list-item>
        </text:list>
        <text:p text:style-name="P8"><text:line-break/><draw:frame draw:style-name="fr1" draw:name="graphics5" text:anchor-type="as-char" svg:width="3.1972in" svg:height="2.3535in" draw:z-index="3"><draw:image xlink:href="https://lh3.googleusercontent.com/qsMLtqqTlVHm07WIDb26vRcTD22XiN7diFnYp471Fr-5hT5cSDXftW3qJfsWz3-zRO7KImCgPb10QJpJnPB1fdepWg0FBDonFE4-Ze-CICdZWet31OzygHAq4w" xlink:type="simple" xlink:show="embed" xlink:actuate="onLoad"/></draw:frame></text:p>
        <text:p text:style-name="P10">Figure 5. Screenshot of the user in Flash Card mode.</text:p>
        <text:p text:style-name="P7"/>
        <text:list xml:id="list14330384422" text:continue-numbering="true" text:style-name="Outline">
          <text:list-item>
            <text:list>
              <text:list-item>
                <text:h text:style-name="Heading_20_2" text:outline-level="2">Other Menus</text:h>
              </text:list-item>
            </text:list>
          </text:list-item>
        </text:list>
        <text:p text:style-name="P7"/>
        <text:p text:style-name="P9">The settings menu allows the user to adjust several in-app settings: touch column transparency, grade selection, or font size. More setting possibilities may be included in future development.</text:p>
        <text:p text:style-name="P7"/>
        <text:p text:style-name="P9">The about menu displays information about the developers, the project idea, and future plans of the application.</text:p>
        <text:p text:style-name="P7"/>
        <text:list xml:id="list1180246384" text:continue-numbering="true" text:style-name="Outline">
          <text:list-item>
            <text:h text:style-name="P17" text:outline-level="1">ACKNOWLEDGMENTS</text:h>
          </text:list-item>
        </text:list>
        <text:p text:style-name="P13"><text:span text:style-name="T2">Access Braille was funded through the grant. </text:span><text:span text:style-name="T4">Insert grant name here</text:span><text:span text:style-name="T6"> </text:span><text:span text:style-name="T2">. Dr. Stephanie Ludi, the SE Graduate Program Director at RIT led the project and oversaw its development. The team would also like to thank any users that provided invaluable feedback to the app.</text:span></text:p>
        <text:p text:style-name="Text_20_body"><text:span text:style-name="T23"><text:line-break/><text:line-break/><text:line-break/><text:line-break/><text:line-break/><text:line-break/><text:line-break/></text:span></text:p>
      </text:section>
      <text:section text:style-name="Sect3" text:name="Section3">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1" svg:font-family="'Times New Roman'"/>
    <style:font-face style:name="Trebuchet MS" svg:font-family="'Trebuchet MS'"/>
    <style:font-face style:name="Miriam" svg:font-family="Miriam" style:font-pitch="variable"/>
    <style:font-face style:name="SimSun" svg:font-family="SimSun, 宋体" style:font-pitch="variable"/>
    <style:font-face style:name="Triforce" svg:font-family="Triforce"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creation-date>2013-08-12T13:11:46</meta:creation-date>
    <meta:editing-cycles>2</meta:editing-cycles>
    <meta:editing-duration>PT9M49S</meta:editing-duration>
    <meta:generator>OpenOffice/4.0.0$Unix OpenOffice.org_project/400m3$Build-9702</meta:generator>
    <meta:document-statistic meta:table-count="0" meta:image-count="5" meta:object-count="0" meta:page-count="4" meta:paragraph-count="61" meta:word-count="1850" meta:character-count="10906"/>
    <dc:date>2013-08-12T13:21:19</dc:date>
    <dc:creator>Piper Chester</dc:creator>
  </office:meta>
</office:document-meta>
</file>